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8729in" fo:margin-left="0.0576in" table:align="left"/>
    </style:style>
    <style:style style:name="Table1.A" style:family="table-column">
      <style:table-column-properties style:column-width="2.2549in"/>
    </style:style>
    <style:style style:name="Table1.B" style:family="table-column">
      <style:table-column-properties style:column-width="2.30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8729in" fo:margin-left="0.0576in" table:align="left"/>
    </style:style>
    <style:style style:name="Table2.A" style:family="table-column">
      <style:table-column-properties style:column-width="2.2549in"/>
    </style:style>
    <style:style style:name="Table2.B" style:family="table-column">
      <style:table-column-properties style:column-width="2.30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bc85" officeooo:paragraph-rsid="0015bc85"/>
    </style:style>
    <style:style style:name="P2" style:family="paragraph" style:parent-style-name="Standard">
      <style:text-properties officeooo:rsid="0015bc85" officeooo:paragraph-rsid="0016c478"/>
    </style:style>
    <style:style style:name="P3" style:family="paragraph" style:parent-style-name="Standard">
      <style:text-properties officeooo:rsid="0016c478" officeooo:paragraph-rsid="0016c478"/>
    </style:style>
    <style:style style:name="P4" style:family="paragraph" style:parent-style-name="Standard">
      <style:text-properties officeooo:rsid="0016c478" officeooo:paragraph-rsid="001a57c2"/>
    </style:style>
    <style:style style:name="P5" style:family="paragraph" style:parent-style-name="Standard">
      <style:text-properties fo:font-weight="bold" officeooo:rsid="001a57c2" officeooo:paragraph-rsid="001a57c2" style:font-weight-asian="bold" style:font-weight-complex="bold"/>
    </style:style>
    <style:style style:name="P6" style:family="paragraph" style:parent-style-name="Standard">
      <style:text-properties fo:font-weight="bold" officeooo:rsid="0016c478" officeooo:paragraph-rsid="001a57c2" style:font-weight-asian="bold" style:font-weight-complex="bold"/>
    </style:style>
    <style:style style:name="P7" style:family="paragraph" style:parent-style-name="Standard">
      <style:text-properties fo:font-weight="bold" officeooo:rsid="0016c478" officeooo:paragraph-rsid="00242145" style:font-weight-asian="bold" style:font-weight-complex="bold"/>
    </style:style>
    <style:style style:name="P8" style:family="paragraph" style:parent-style-name="Standard">
      <style:text-properties fo:font-weight="bold" officeooo:rsid="0016c478" officeooo:paragraph-rsid="002c3f34" style:font-weight-asian="bold" style:font-weight-complex="bold"/>
    </style:style>
    <style:style style:name="P9" style:family="paragraph" style:parent-style-name="Standard">
      <style:text-properties fo:font-weight="bold" officeooo:rsid="0016c478" officeooo:paragraph-rsid="002e1edd" style:font-weight-asian="bold" style:font-weight-complex="bold"/>
    </style:style>
    <style:style style:name="P10" style:family="paragraph" style:parent-style-name="Standard">
      <style:text-properties fo:font-weight="bold" officeooo:rsid="0016c478" officeooo:paragraph-rsid="002fa2ab" style:font-weight-asian="bold" style:font-weight-complex="bold"/>
    </style:style>
    <style:style style:name="P11" style:family="paragraph" style:parent-style-name="Standard">
      <style:text-properties fo:font-weight="bold" officeooo:rsid="0016c478" officeooo:paragraph-rsid="003173ca" style:font-weight-asian="bold" style:font-weight-complex="bold"/>
    </style:style>
    <style:style style:name="P12" style:family="paragraph" style:parent-style-name="Standard">
      <style:text-properties fo:font-weight="bold" officeooo:rsid="002e1edd" officeooo:paragraph-rsid="002e1edd" style:font-weight-asian="bold" style:font-weight-complex="bold"/>
    </style:style>
    <style:style style:name="P13" style:family="paragraph" style:parent-style-name="Standard">
      <style:text-properties fo:font-weight="bold" officeooo:rsid="003173ca" officeooo:paragraph-rsid="003173ca" style:font-weight-asian="bold" style:font-weight-complex="bold"/>
    </style:style>
    <style:style style:name="P14" style:family="paragraph" style:parent-style-name="Standard">
      <style:text-properties fo:font-weight="bold" officeooo:rsid="003173ca" officeooo:paragraph-rsid="0031c16a" style:font-weight-asian="bold" style:font-weight-complex="bold"/>
    </style:style>
    <style:style style:name="P15" style:family="paragraph" style:parent-style-name="Standard">
      <style:text-properties fo:font-weight="bold" officeooo:rsid="003173ca" officeooo:paragraph-rsid="003a8b91" style:font-weight-asian="bold" style:font-weight-complex="bold"/>
    </style:style>
    <style:style style:name="P16" style:family="paragraph" style:parent-style-name="Standard">
      <style:text-properties fo:font-weight="bold" officeooo:rsid="003a8b91" officeooo:paragraph-rsid="003a8b91" style:font-weight-asian="bold" style:font-weight-complex="bold"/>
    </style:style>
    <style:style style:name="P17" style:family="paragraph" style:parent-style-name="Standard">
      <style:text-properties officeooo:rsid="002e1edd" officeooo:paragraph-rsid="002e1edd"/>
    </style:style>
    <style:style style:name="P18" style:family="paragraph" style:parent-style-name="Standard">
      <style:text-properties officeooo:rsid="002f74a9" officeooo:paragraph-rsid="002f74a9"/>
    </style:style>
    <style:style style:name="P19" style:family="paragraph" style:parent-style-name="Standard">
      <style:text-properties fo:font-weight="normal" officeooo:rsid="002fc48e" officeooo:paragraph-rsid="002fc48e" style:font-weight-asian="normal" style:font-weight-complex="normal"/>
    </style:style>
    <style:style style:name="P20" style:family="paragraph" style:parent-style-name="Standard">
      <style:text-properties fo:font-weight="normal" officeooo:rsid="003173ca" officeooo:paragraph-rsid="003173ca" style:font-weight-asian="normal" style:font-weight-complex="normal"/>
    </style:style>
    <style:style style:name="P21" style:family="paragraph" style:parent-style-name="Standard">
      <style:text-properties fo:font-weight="normal" officeooo:rsid="003173ca" officeooo:paragraph-rsid="003a8b91" style:font-weight-asian="normal" style:font-weight-complex="normal"/>
    </style:style>
    <style:style style:name="P22" style:family="paragraph" style:parent-style-name="Standard">
      <style:text-properties fo:font-weight="normal" officeooo:rsid="00352f9e" officeooo:paragraph-rsid="00352f9e" style:font-weight-asian="normal" style:font-weight-complex="normal"/>
    </style:style>
    <style:style style:name="P23" style:family="paragraph" style:parent-style-name="Standard">
      <style:text-properties fo:font-weight="normal" officeooo:rsid="00369f1d" officeooo:paragraph-rsid="00369f1d" style:font-weight-asian="normal" style:font-weight-complex="normal"/>
    </style:style>
    <style:style style:name="P24" style:family="paragraph" style:parent-style-name="Standard">
      <style:text-properties fo:font-weight="normal" officeooo:rsid="003738d5" officeooo:paragraph-rsid="003738d5" style:font-weight-asian="normal" style:font-weight-complex="normal"/>
    </style:style>
    <style:style style:name="P25" style:family="paragraph" style:parent-style-name="Standard">
      <style:text-properties fo:font-weight="normal" officeooo:rsid="0038ffa0" officeooo:paragraph-rsid="0038ffa0" style:font-weight-asian="normal" style:font-weight-complex="normal"/>
    </style:style>
    <style:style style:name="P26" style:family="paragraph" style:parent-style-name="Standard">
      <style:text-properties fo:font-weight="normal" officeooo:rsid="003a8b91" officeooo:paragraph-rsid="003a8b91" style:font-weight-asian="normal" style:font-weight-complex="normal"/>
    </style:style>
    <style:style style:name="P27" style:family="paragraph" style:parent-style-name="Standard">
      <style:text-properties fo:font-weight="normal" officeooo:rsid="003c97d6" officeooo:paragraph-rsid="003c97d6" style:font-weight-asian="normal" style:font-weight-complex="normal"/>
    </style:style>
    <style:style style:name="P28" style:family="paragraph" style:parent-style-name="Standard">
      <style:text-properties officeooo:paragraph-rsid="003173ca"/>
    </style:style>
    <style:style style:name="P29" style:family="paragraph" style:parent-style-name="Standard">
      <style:text-properties officeooo:rsid="003173ca" officeooo:paragraph-rsid="003173ca"/>
    </style:style>
    <style:style style:name="P30" style:family="paragraph" style:parent-style-name="Standard">
      <style:text-properties officeooo:rsid="003a8b91" officeooo:paragraph-rsid="003a8b91"/>
    </style:style>
    <style:style style:name="P31" style:family="paragraph" style:parent-style-name="Table_20_Contents">
      <style:text-properties officeooo:paragraph-rsid="0016c478"/>
    </style:style>
    <style:style style:name="P32" style:family="paragraph" style:parent-style-name="Table_20_Contents">
      <style:text-properties officeooo:rsid="00182b7d" officeooo:paragraph-rsid="00182b7d"/>
    </style:style>
    <style:style style:name="P33" style:family="paragraph" style:parent-style-name="Table_20_Contents">
      <style:text-properties officeooo:paragraph-rsid="00182b7d"/>
    </style:style>
    <style:style style:name="P34" style:family="paragraph" style:parent-style-name="Table_20_Contents">
      <style:text-properties fo:font-variant="normal" fo:text-transform="none" fo:color="#111111" style:font-name="Arial" fo:font-size="8.5pt" fo:letter-spacing="normal" fo:font-style="normal" fo:font-weight="normal" officeooo:paragraph-rsid="0016c478"/>
    </style:style>
    <style:style style:name="P35" style:family="paragraph" style:parent-style-name="Table_20_Contents">
      <style:text-properties fo:font-variant="normal" fo:text-transform="none" fo:color="#000000" style:font-name="sans-serif" fo:font-size="10.4499998092651pt" fo:letter-spacing="normal" fo:font-style="normal" fo:font-weight="normal" officeooo:paragraph-rsid="0016c478"/>
    </style:style>
    <style:style style:name="P36" style:family="paragraph" style:parent-style-name="Table_20_Contents">
      <style:text-properties officeooo:paragraph-rsid="0018ed38"/>
    </style:style>
    <style:style style:name="P37" style:family="paragraph" style:parent-style-name="Table_20_Contents">
      <style:text-properties officeooo:rsid="0018ed38" officeooo:paragraph-rsid="0018ed38"/>
    </style:style>
    <style:style style:name="P38" style:family="paragraph" style:parent-style-name="Table_20_Contents">
      <style:text-properties officeooo:rsid="001cd6d2" officeooo:paragraph-rsid="001cd6d2"/>
    </style:style>
    <style:style style:name="P39" style:family="paragraph" style:parent-style-name="Table_20_Contents">
      <style:text-properties officeooo:rsid="001cfa2d" officeooo:paragraph-rsid="001cfa2d"/>
    </style:style>
    <style:style style:name="P40" style:family="paragraph" style:parent-style-name="Table_20_Contents">
      <style:text-properties officeooo:rsid="001ee91c" officeooo:paragraph-rsid="001ee91c"/>
    </style:style>
    <style:style style:name="P41" style:family="paragraph" style:parent-style-name="Table_20_Contents">
      <style:text-properties officeooo:rsid="001f83a6" officeooo:paragraph-rsid="001f83a6"/>
    </style:style>
    <style:style style:name="P42" style:family="paragraph" style:parent-style-name="Table_20_Contents">
      <style:text-properties officeooo:rsid="0020d1ea" officeooo:paragraph-rsid="0020d1ea"/>
    </style:style>
    <style:style style:name="P43" style:family="paragraph" style:parent-style-name="Table_20_Contents">
      <style:text-properties officeooo:rsid="0020d1ea" officeooo:paragraph-rsid="0022bd64"/>
    </style:style>
    <style:style style:name="P44" style:family="paragraph" style:parent-style-name="Table_20_Contents">
      <style:text-properties officeooo:rsid="0022bd64" officeooo:paragraph-rsid="0022bd64"/>
    </style:style>
    <style:style style:name="P45" style:family="paragraph" style:parent-style-name="Table_20_Contents">
      <style:text-properties officeooo:rsid="00242145" officeooo:paragraph-rsid="00242145"/>
    </style:style>
    <style:style style:name="P46" style:family="paragraph" style:parent-style-name="Table_20_Contents">
      <style:text-properties officeooo:rsid="0025b8bd" officeooo:paragraph-rsid="0025b8bd"/>
    </style:style>
    <style:style style:name="P47" style:family="paragraph" style:parent-style-name="Table_20_Contents">
      <style:text-properties officeooo:rsid="00262e93" officeooo:paragraph-rsid="00262e93"/>
    </style:style>
    <style:style style:name="P48" style:family="paragraph" style:parent-style-name="Table_20_Contents">
      <style:text-properties officeooo:rsid="0028cc4a" officeooo:paragraph-rsid="0028cc4a"/>
    </style:style>
    <style:style style:name="P49" style:family="paragraph" style:parent-style-name="Table_20_Contents">
      <style:text-properties officeooo:rsid="002b6ad9" officeooo:paragraph-rsid="002b6ad9"/>
    </style:style>
    <style:style style:name="T1" style:family="text">
      <style:text-properties officeooo:rsid="0016c478"/>
    </style:style>
    <style:style style:name="T2" style:family="text">
      <style:text-properties officeooo:rsid="00182b7d"/>
    </style:style>
    <style:style style:name="T3" style:family="text">
      <style:text-properties fo:font-variant="normal" fo:text-transform="none" fo:color="#111111" style:font-name="Arial" fo:font-size="8.5pt" fo:letter-spacing="normal" fo:font-style="normal"/>
    </style:style>
    <style:style style:name="T4" style:family="text">
      <style:text-properties fo:font-variant="normal" fo:text-transform="none" fo:color="#111111" style:font-name="Arial" fo:font-size="8.5pt" fo:letter-spacing="normal" fo:font-style="normal" fo:font-weight="normal" officeooo:rsid="00182b7d"/>
    </style:style>
    <style:style style:name="T5" style:family="text">
      <style:text-properties fo:font-variant="normal" fo:text-transform="none" fo:color="#111111" style:font-name="Arial" fo:font-size="8.5pt" fo:letter-spacing="normal" fo:font-style="normal" officeooo:rsid="001a57c2"/>
    </style:style>
    <style:style style:name="T6" style:family="text">
      <style:text-properties fo:font-variant="normal" fo:text-transform="none" fo:color="#111111" style:font-name="Arial" fo:font-size="8.5pt" fo:letter-spacing="normal" fo:font-style="normal" officeooo:rsid="0018ed38"/>
    </style:style>
    <style:style style:name="T7" style:family="text">
      <style:text-properties fo:font-variant="normal" fo:text-transform="none" fo:color="#111111" style:font-name="Arial" fo:font-size="8.5pt" fo:letter-spacing="normal" fo:font-style="normal" officeooo:rsid="002c3f34"/>
    </style:style>
    <style:style style:name="T8" style:family="text">
      <style:text-properties fo:font-variant="normal" fo:text-transform="none" fo:color="#111111" style:font-name="Arial" fo:font-size="8.5pt" fo:letter-spacing="normal" fo:font-style="normal" officeooo:rsid="002e1edd"/>
    </style:style>
    <style:style style:name="T9" style:family="text">
      <style:text-properties fo:font-variant="normal" fo:text-transform="none" fo:color="#000000" style:font-name="sans-serif" fo:font-size="10.4499998092651pt" fo:letter-spacing="normal" fo:font-style="normal"/>
    </style:style>
    <style:style style:name="T10" style:family="text">
      <style:text-properties fo:font-variant="normal" fo:text-transform="none" fo:color="#000000" style:font-name="sans-serif" fo:font-size="10.4499998092651pt" fo:letter-spacing="normal" fo:font-style="normal" fo:font-weight="normal"/>
    </style:style>
    <style:style style:name="T11" style:family="text">
      <style:text-properties fo:font-variant="normal" fo:text-transform="none" fo:color="#000000" style:font-name="sans-serif" fo:font-size="10.4499998092651pt" fo:letter-spacing="normal" fo:font-style="normal" fo:font-weight="normal" officeooo:rsid="001a57c2"/>
    </style:style>
    <style:style style:name="T12" style:family="text">
      <style:text-properties fo:font-variant="normal" fo:text-transform="none" fo:color="#000000" style:font-name="sans-serif" fo:font-size="10.4499998092651pt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color="#000000" style:font-name="sans-serif" fo:font-size="10.4499998092651pt" fo:letter-spacing="normal" fo:font-style="normal" fo:font-weight="normal" officeooo:rsid="001a57c2" style:font-weight-asian="normal" style:font-weight-complex="normal"/>
    </style:style>
    <style:style style:name="T14" style:family="text">
      <style:text-properties fo:font-variant="normal" fo:text-transform="none" fo:color="#000000" style:font-name="sans-serif" fo:font-size="10.4499998092651pt" fo:letter-spacing="normal" fo:font-style="normal" fo:font-weight="normal" officeooo:rsid="003173ca" style:font-weight-asian="normal" style:font-weight-complex="normal"/>
    </style:style>
    <style:style style:name="T15" style:family="text">
      <style:text-properties fo:font-variant="normal" fo:text-transform="none" fo:color="#000000" style:font-name="sans-serif" fo:font-size="10.4499998092651pt" fo:letter-spacing="normal" fo:font-style="normal" fo:font-weight="normal" officeooo:rsid="0031c16a" style:font-weight-asian="normal" style:font-weight-complex="normal"/>
    </style:style>
    <style:style style:name="T16" style:family="text">
      <style:text-properties fo:font-variant="normal" fo:text-transform="none" fo:color="#000000" style:font-name="sans-serif" fo:font-size="10.4499998092651pt" fo:letter-spacing="normal" fo:font-style="normal" officeooo:rsid="001a57c2"/>
    </style:style>
    <style:style style:name="T17" style:family="text">
      <style:text-properties fo:font-variant="normal" fo:text-transform="none" fo:color="#000000" style:font-name="sans-serif" fo:font-size="10.4499998092651pt" fo:letter-spacing="normal" fo:font-style="normal" officeooo:rsid="001cfa2d"/>
    </style:style>
    <style:style style:name="T18" style:family="text">
      <style:text-properties fo:font-variant="normal" fo:text-transform="none" fo:color="#000000" style:font-name="sans-serif" fo:font-size="10.4499998092651pt" fo:letter-spacing="normal" fo:font-style="normal" officeooo:rsid="002fa2ab"/>
    </style:style>
    <style:style style:name="T19" style:family="text">
      <style:text-properties fo:font-variant="normal" fo:text-transform="none" fo:color="#000000" style:font-name="sans-serif" fo:font-size="10.4499998092651pt" fo:letter-spacing="normal" fo:font-style="normal" officeooo:rsid="003173ca"/>
    </style:style>
    <style:style style:name="T20" style:family="text">
      <style:text-properties fo:font-variant="normal" fo:text-transform="none" fo:color="#000000" style:font-name="sans-serif" fo:font-size="10.4499998092651pt" fo:letter-spacing="normal" fo:font-style="normal" officeooo:rsid="0031c16a"/>
    </style:style>
    <style:style style:name="T21" style:family="text">
      <style:text-properties fo:font-variant="normal" fo:text-transform="none" fo:color="#000000" style:font-name="sans-serif" fo:font-size="10.4499998092651pt" fo:letter-spacing="normal" fo:font-style="normal" officeooo:rsid="003aa97f"/>
    </style:style>
    <style:style style:name="T22" style:family="text">
      <style:text-properties officeooo:rsid="001a57c2"/>
    </style:style>
    <style:style style:name="T23" style:family="text">
      <style:text-properties officeooo:rsid="001cfa2d"/>
    </style:style>
    <style:style style:name="T24" style:family="text">
      <style:text-properties officeooo:rsid="002941d6"/>
    </style:style>
    <style:style style:name="T25" style:family="text">
      <style:text-properties officeooo:rsid="002b20e1"/>
    </style:style>
    <style:style style:name="T26" style:family="text">
      <style:text-properties officeooo:rsid="003f75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nor Wood<text:tab/><text:tab/><text:tab/><text:tab/><text:tab/><text:span text:style-name="T26">CSE 5523</text:span><text:tab/><text:tab/><text:tab/><text:tab/><text:tab/>HW 4</text:p>
      <text:p text:style-name="P1"><text:tab/></text:p>
      <text:p text:style-name="P5">Parameter Tuning</text:p>
      <text:p text:style-name="P2"><text:span text:style-name="T1">SgdHinge</text:span><text:tab/>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33"><text:span text:style-name="T4">λ</text:span><text:span text:style-name="T2"> </text:span></text:p>
          </table:table-cell>
          <table:table-cell table:style-name="Table1.A1" office:value-type="string">
            <text:p text:style-name="P33"><text:span text:style-name="T10">η</text:span></text:p>
          </table:table-cell>
          <table:table-cell table:style-name="Table1.C1" office:value-type="string">
            <text:p text:style-name="P32">Accuracy %</text:p>
          </table:table-cell>
        </table:table-row>
        <table:table-row>
          <table:table-cell table:style-name="Table1.A2" office:value-type="string">
            <text:p text:style-name="P37">1</text:p>
          </table:table-cell>
          <table:table-cell table:style-name="Table1.A2" office:value-type="string">
            <text:p text:style-name="Table_20_Contents">0.1</text:p>
          </table:table-cell>
          <table:table-cell table:style-name="Table1.C2" office:value-type="string">
            <text:p text:style-name="P47">70</text:p>
          </table:table-cell>
        </table:table-row>
        <table:table-row>
          <table:table-cell table:style-name="Table1.A2" office:value-type="string">
            <text:p text:style-name="P37">0.3</text:p>
          </table:table-cell>
          <table:table-cell table:style-name="Table1.A2" office:value-type="string">
            <text:p text:style-name="Table_20_Contents">0.1</text:p>
          </table:table-cell>
          <table:table-cell table:style-name="Table1.C2" office:value-type="string">
            <text:p text:style-name="P46">60</text:p>
          </table:table-cell>
        </table:table-row>
        <table:table-row>
          <table:table-cell table:style-name="Table1.A2" office:value-type="string">
            <text:p text:style-name="P37">0.1</text:p>
          </table:table-cell>
          <table:table-cell table:style-name="Table1.A2" office:value-type="string">
            <text:p text:style-name="P36">0.1</text:p>
          </table:table-cell>
          <table:table-cell table:style-name="Table1.C2" office:value-type="string">
            <text:p text:style-name="P45">75</text:p>
          </table:table-cell>
        </table:table-row>
        <table:table-row>
          <table:table-cell table:style-name="Table1.A2" office:value-type="string">
            <text:p text:style-name="P37">1</text:p>
          </table:table-cell>
          <table:table-cell table:style-name="Table1.A2" office:value-type="string">
            <text:p text:style-name="P36">0.01</text:p>
          </table:table-cell>
          <table:table-cell table:style-name="Table1.C2" office:value-type="string">
            <text:p text:style-name="P44">70</text:p>
          </table:table-cell>
        </table:table-row>
        <table:table-row>
          <table:table-cell table:style-name="Table1.A2" office:value-type="string">
            <text:p text:style-name="P37">0.3</text:p>
          </table:table-cell>
          <table:table-cell table:style-name="Table1.A2" office:value-type="string">
            <text:p text:style-name="Table_20_Contents">0.01</text:p>
          </table:table-cell>
          <table:table-cell table:style-name="Table1.C2" office:value-type="string">
            <text:p text:style-name="P44">85</text:p>
          </table:table-cell>
        </table:table-row>
        <table:table-row>
          <table:table-cell table:style-name="Table1.A2" office:value-type="string">
            <text:p text:style-name="P37">0.1</text:p>
          </table:table-cell>
          <table:table-cell table:style-name="Table1.A2" office:value-type="string">
            <text:p text:style-name="P36">0.01</text:p>
          </table:table-cell>
          <table:table-cell table:style-name="Table1.C2" office:value-type="string">
            <text:p text:style-name="P42">80</text:p>
          </table:table-cell>
        </table:table-row>
        <table:table-row>
          <table:table-cell table:style-name="Table1.A2" office:value-type="string">
            <text:p text:style-name="P37">1</text:p>
          </table:table-cell>
          <table:table-cell table:style-name="Table1.A2" office:value-type="string">
            <text:p text:style-name="P36">0.001</text:p>
          </table:table-cell>
          <table:table-cell table:style-name="Table1.C2" office:value-type="string">
            <text:p text:style-name="P41">70</text:p>
          </table:table-cell>
        </table:table-row>
        <table:table-row>
          <table:table-cell table:style-name="Table1.A2" office:value-type="string">
            <text:p text:style-name="P37">0.3</text:p>
          </table:table-cell>
          <table:table-cell table:style-name="Table1.A2" office:value-type="string">
            <text:p text:style-name="P36">0.001</text:p>
          </table:table-cell>
          <table:table-cell table:style-name="Table1.C2" office:value-type="string">
            <text:p text:style-name="P41">75</text:p>
          </table:table-cell>
        </table:table-row>
        <table:table-row>
          <table:table-cell table:style-name="Table1.A2" office:value-type="string">
            <text:p text:style-name="P37">0.1</text:p>
          </table:table-cell>
          <table:table-cell table:style-name="Table1.A2" office:value-type="string">
            <text:p text:style-name="P36">0.001</text:p>
          </table:table-cell>
          <table:table-cell table:style-name="Table1.C2" office:value-type="string">
            <text:p text:style-name="P40">85</text:p>
          </table:table-cell>
        </table:table-row>
        <table:table-row>
          <table:table-cell table:style-name="Table1.A2" office:value-type="string">
            <text:p text:style-name="P37">1</text:p>
          </table:table-cell>
          <table:table-cell table:style-name="Table1.A2" office:value-type="string">
            <text:p text:style-name="Table_20_Contents">0.0001</text:p>
          </table:table-cell>
          <table:table-cell table:style-name="Table1.C2" office:value-type="string">
            <text:p text:style-name="P39">7<text:span text:style-name="T25">5</text:span></text:p>
          </table:table-cell>
        </table:table-row>
        <table:table-row>
          <table:table-cell table:style-name="Table1.A2" office:value-type="string">
            <text:p text:style-name="P37">0.3</text:p>
          </table:table-cell>
          <table:table-cell table:style-name="Table1.A2" office:value-type="string">
            <text:p text:style-name="Table_20_Contents">0.0001</text:p>
          </table:table-cell>
          <table:table-cell table:style-name="Table1.C2" office:value-type="string">
            <text:p text:style-name="P38"><text:span text:style-name="T24">8</text:span>5</text:p>
          </table:table-cell>
        </table:table-row>
        <table:table-row>
          <table:table-cell table:style-name="Table1.A2" office:value-type="string">
            <text:p text:style-name="P37">0.1</text:p>
          </table:table-cell>
          <table:table-cell table:style-name="Table1.A2" office:value-type="string">
            <text:p text:style-name="P31">0.0001</text:p>
          </table:table-cell>
          <table:table-cell table:style-name="Table1.C2" office:value-type="string">
            <text:p text:style-name="P48">90</text:p>
          </table:table-cell>
        </table:table-row>
      </table:table>
      <text:p text:style-name="P3">SgdLogistic</text:p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34">λ</text:p>
          </table:table-cell>
          <table:table-cell table:style-name="Table2.A1" office:value-type="string">
            <text:p text:style-name="P35">η</text:p>
          </table:table-cell>
          <table:table-cell table:style-name="Table2.C1" office:value-type="string">
            <text:p text:style-name="P32">Accuracy %</text:p>
          </table:table-cell>
        </table:table-row>
        <table:table-row>
          <table:table-cell table:style-name="Table2.A2" office:value-type="string">
            <text:p text:style-name="P37">1</text:p>
          </table:table-cell>
          <table:table-cell table:style-name="Table2.A2" office:value-type="string">
            <text:p text:style-name="Table_20_Contents">0.1</text:p>
          </table:table-cell>
          <table:table-cell table:style-name="Table2.C2" office:value-type="string">
            <text:p text:style-name="P43">OVERFLOW</text:p>
          </table:table-cell>
        </table:table-row>
        <table:table-row>
          <table:table-cell table:style-name="Table2.A2" office:value-type="string">
            <text:p text:style-name="P37">0.3</text:p>
          </table:table-cell>
          <table:table-cell table:style-name="Table2.A2" office:value-type="string">
            <text:p text:style-name="Table_20_Contents">0.1</text:p>
          </table:table-cell>
          <table:table-cell table:style-name="Table2.C2" office:value-type="string">
            <text:p text:style-name="P43">OVERFLOW</text:p>
          </table:table-cell>
        </table:table-row>
        <table:table-row>
          <table:table-cell table:style-name="Table2.A2" office:value-type="string">
            <text:p text:style-name="P37">0.1</text:p>
          </table:table-cell>
          <table:table-cell table:style-name="Table2.A2" office:value-type="string">
            <text:p text:style-name="P36">0.1</text:p>
          </table:table-cell>
          <table:table-cell table:style-name="Table2.C2" office:value-type="string">
            <text:p text:style-name="P43">OVERFLOW</text:p>
          </table:table-cell>
        </table:table-row>
        <table:table-row>
          <table:table-cell table:style-name="Table2.A2" office:value-type="string">
            <text:p text:style-name="P37">1</text:p>
          </table:table-cell>
          <table:table-cell table:style-name="Table2.A2" office:value-type="string">
            <text:p text:style-name="P36">0.01</text:p>
          </table:table-cell>
          <table:table-cell table:style-name="Table2.C2" office:value-type="string">
            <text:p text:style-name="P43">OVERFLOW</text:p>
          </table:table-cell>
        </table:table-row>
        <table:table-row>
          <table:table-cell table:style-name="Table2.A2" office:value-type="string">
            <text:p text:style-name="P37">0.3</text:p>
          </table:table-cell>
          <table:table-cell table:style-name="Table2.A2" office:value-type="string">
            <text:p text:style-name="Table_20_Contents">0.01</text:p>
          </table:table-cell>
          <table:table-cell table:style-name="Table2.C2" office:value-type="string">
            <text:p text:style-name="P43">OVERFLOW</text:p>
          </table:table-cell>
        </table:table-row>
        <table:table-row>
          <table:table-cell table:style-name="Table2.A2" office:value-type="string">
            <text:p text:style-name="P37">0.1</text:p>
          </table:table-cell>
          <table:table-cell table:style-name="Table2.A2" office:value-type="string">
            <text:p text:style-name="P36">0.01</text:p>
          </table:table-cell>
          <table:table-cell table:style-name="Table2.C2" office:value-type="string">
            <text:p text:style-name="P42">OVERFLOW</text:p>
          </table:table-cell>
        </table:table-row>
        <table:table-row>
          <table:table-cell table:style-name="Table2.A2" office:value-type="string">
            <text:p text:style-name="P37">1</text:p>
          </table:table-cell>
          <table:table-cell table:style-name="Table2.A2" office:value-type="string">
            <text:p text:style-name="P36">0.001</text:p>
          </table:table-cell>
          <table:table-cell table:style-name="Table2.C2" office:value-type="string">
            <text:p text:style-name="P41">80</text:p>
          </table:table-cell>
        </table:table-row>
        <table:table-row>
          <table:table-cell table:style-name="Table2.A2" office:value-type="string">
            <text:p text:style-name="P37">0.3</text:p>
          </table:table-cell>
          <table:table-cell table:style-name="Table2.A2" office:value-type="string">
            <text:p text:style-name="P36">0.001</text:p>
          </table:table-cell>
          <table:table-cell table:style-name="Table2.C2" office:value-type="string">
            <text:p text:style-name="P41">75</text:p>
          </table:table-cell>
        </table:table-row>
        <table:table-row>
          <table:table-cell table:style-name="Table2.A2" office:value-type="string">
            <text:p text:style-name="P37">0.1</text:p>
          </table:table-cell>
          <table:table-cell table:style-name="Table2.A2" office:value-type="string">
            <text:p text:style-name="P36">0.001</text:p>
          </table:table-cell>
          <table:table-cell table:style-name="Table2.C2" office:value-type="string">
            <text:p text:style-name="P40">85</text:p>
          </table:table-cell>
        </table:table-row>
        <table:table-row>
          <table:table-cell table:style-name="Table2.A2" office:value-type="string">
            <text:p text:style-name="P37">1</text:p>
          </table:table-cell>
          <table:table-cell table:style-name="Table2.A2" office:value-type="string">
            <text:p text:style-name="Table_20_Contents">0.0001</text:p>
          </table:table-cell>
          <table:table-cell table:style-name="Table2.C2" office:value-type="string">
            <text:p text:style-name="P39">85</text:p>
          </table:table-cell>
        </table:table-row>
        <table:table-row>
          <table:table-cell table:style-name="Table2.A2" office:value-type="string">
            <text:p text:style-name="P37">0.3</text:p>
          </table:table-cell>
          <table:table-cell table:style-name="Table2.A2" office:value-type="string">
            <text:p text:style-name="Table_20_Contents">0.0001</text:p>
          </table:table-cell>
          <table:table-cell table:style-name="Table2.C2" office:value-type="string">
            <text:p text:style-name="P49">90</text:p>
          </table:table-cell>
        </table:table-row>
        <table:table-row>
          <table:table-cell table:style-name="Table2.A2" office:value-type="string">
            <text:p text:style-name="P37">0.1</text:p>
          </table:table-cell>
          <table:table-cell table:style-name="Table2.A2" office:value-type="string">
            <text:p text:style-name="P31">0.0001</text:p>
          </table:table-cell>
          <table:table-cell table:style-name="Table2.C2" office:value-type="string">
            <text:p text:style-name="P39">85</text:p>
          </table:table-cell>
        </table:table-row>
      </table:table>
      <text:p text:style-name="P8"><text:span text:style-name="T22">Output for </text:span>SgdHinge <text:span text:style-name="T23">CV 1 </text:span><text:span text:style-name="T3">λ </text:span><text:span text:style-name="T5">= .</text:span><text:span text:style-name="T7">1</text:span><text:span text:style-name="T5"> , </text:span><text:span text:style-name="T16">η = 0.0001</text:span></text:p>
      <text:p text:style-name="P17"><text:span text:style-name="T13">CROSS VALIDATION 0</text:span></text:p>
      <text:p text:style-name="P17"><text:span text:style-name="T13">pre-training loss: 53.0</text:span></text:p>
      <text:p text:style-name="P17"><text:span text:style-name="T13">24.1100661392</text:span></text:p>
      <text:p text:style-name="P17"><text:span text:style-name="T13">0.0310333604907</text:span></text:p>
      <text:p text:style-name="P17"><text:span text:style-name="T13">0.0309676387988</text:span></text:p>
      <text:p text:style-name="P17"><text:span text:style-name="T13">post-loss: 0.0309676387988</text:span></text:p>
      <text:p text:style-name="P17"><text:span text:style-name="T13"/></text:p>
      <text:p text:style-name="P9"><text:soft-page-break/><text:span text:style-name="T16">Output for SgdHinge </text:span><text:span text:style-name="T17">CV 1 </text:span><text:span text:style-name="T5">λ = .</text:span><text:span text:style-name="T8">3</text:span><text:span text:style-name="T5"> , </text:span><text:span text:style-name="T16">η = 0.0001</text:span></text:p>
      <text:p text:style-name="P17"><text:span text:style-name="T13">CROSS VALIDATION 0</text:span></text:p>
      <text:p text:style-name="P17"><text:span text:style-name="T13">pre-training loss: 53.0</text:span></text:p>
      <text:p text:style-name="P17"><text:span text:style-name="T13">34.6812033164</text:span></text:p>
      <text:p text:style-name="P17"><text:span text:style-name="T13">0.0846119694421</text:span></text:p>
      <text:p text:style-name="P17"><text:span text:style-name="T13">0.0840755289122</text:span></text:p>
      <text:p text:style-name="P17"><text:span text:style-name="T13">0.0835424894194</text:span></text:p>
      <text:p text:style-name="P17"><text:span text:style-name="T13">0.083012829401</text:span></text:p>
      <text:p text:style-name="P17"><text:span text:style-name="T13">0.0824865274312</text:span></text:p>
      <text:p text:style-name="P17"><text:span text:style-name="T13">0.0819635622198</text:span></text:p>
      <text:p text:style-name="P17"><text:span text:style-name="T13">0.0814439126119</text:span></text:p>
      <text:p text:style-name="P17"><text:span text:style-name="T13">0.0809275575864</text:span></text:p>
      <text:p text:style-name="P17"><text:span text:style-name="T13">0.0804144762558</text:span></text:p>
      <text:p text:style-name="P17"><text:span text:style-name="T13">0.0799046478647</text:span></text:p>
      <text:p text:style-name="P17"><text:span text:style-name="T13">0.0793980517894</text:span></text:p>
      <text:p text:style-name="P17"><text:span text:style-name="T13">0.0788946675371</text:span></text:p>
      <text:p text:style-name="P17"><text:span text:style-name="T13">0.0783944747448</text:span></text:p>
      <text:p text:style-name="P17"><text:span text:style-name="T13">0.0778974531786</text:span></text:p>
      <text:p text:style-name="P17"><text:span text:style-name="T13">0.077403582733</text:span></text:p>
      <text:p text:style-name="P17"><text:span text:style-name="T13">0.0769128434297</text:span></text:p>
      <text:p text:style-name="P17"><text:span text:style-name="T13">0.0764252154173</text:span></text:p>
      <text:p text:style-name="P17"><text:span text:style-name="T13">0.0759406789702</text:span></text:p>
      <text:p text:style-name="P17"><text:span text:style-name="T13">0.0754592144879</text:span></text:p>
      <text:p text:style-name="P17"><text:span text:style-name="T13">0.0749808024941</text:span></text:p>
      <text:p text:style-name="P17"><text:span text:style-name="T13">0.074505423636</text:span></text:p>
      <text:p text:style-name="P17"><text:span text:style-name="T13">0.0740330586834</text:span></text:p>
      <text:p text:style-name="P17"><text:span text:style-name="T13">0.0735636885282</text:span></text:p>
      <text:p text:style-name="P17"><text:span text:style-name="T13">0.0730972941834</text:span></text:p>
      <text:p text:style-name="P17"><text:span text:style-name="T13">0.0726338567823</text:span></text:p>
      <text:p text:style-name="P17"><text:span text:style-name="T13">0.0721733575778</text:span></text:p>
      <text:p text:style-name="P17"><text:span text:style-name="T13">0.0717157779417</text:span></text:p>
      <text:p text:style-name="P17"><text:span text:style-name="T13">0.0712610993641</text:span></text:p>
      <text:p text:style-name="P17"><text:span text:style-name="T13">0.0708093034521</text:span></text:p>
      <text:p text:style-name="P17"><text:span text:style-name="T13">0.0703603719296</text:span></text:p>
      <text:p text:style-name="P17"><text:span text:style-name="T13">0.0699142866364</text:span></text:p>
      <text:p text:style-name="P17"><text:span text:style-name="T13">0.0694710295273</text:span></text:p>
      <text:p text:style-name="P17"><text:span text:style-name="T13">0.0690305826717</text:span></text:p>
      <text:p text:style-name="P17"><text:span text:style-name="T13">0.0685929282525</text:span></text:p>
      <text:p text:style-name="P17"><text:span text:style-name="T13">0.0681580485656</text:span></text:p>
      <text:p text:style-name="P17"><text:span text:style-name="T13">0.0677259260192</text:span></text:p>
      <text:p text:style-name="P17"><text:span text:style-name="T13">0.0672965431331</text:span></text:p>
      <text:p text:style-name="P17"><text:span text:style-name="T13">0.0668698825378</text:span></text:p>
      <text:p text:style-name="P17"><text:span text:style-name="T13">0.0664459269739</text:span></text:p>
      <text:p text:style-name="P17"><text:span text:style-name="T13">0.0660246592914</text:span></text:p>
      <text:p text:style-name="P17"><text:span text:style-name="T13">0.0656060624493</text:span></text:p>
      <text:p text:style-name="P17"><text:span text:style-name="T13">0.0651901195143</text:span></text:p>
      <text:p text:style-name="P17"><text:span text:style-name="T13">0.0647768136608</text:span></text:p>
      <text:p text:style-name="P17"><text:span text:style-name="T13">0.0643661281694</text:span></text:p>
      <text:p text:style-name="P17"><text:span text:style-name="T13">0.0639580464272</text:span></text:p>
      <text:p text:style-name="P17"><text:span text:style-name="T13">0.0635525519264</text:span></text:p>
      <text:p text:style-name="P17"><text:span text:style-name="T13">0.0631496282638</text:span></text:p>
      <text:p text:style-name="P17"><text:span text:style-name="T13">0.0627492591402</text:span></text:p>
      <text:p text:style-name="P17"><text:span text:style-name="T13">0.06235142836</text:span></text:p>
      <text:p text:style-name="P17"><text:span text:style-name="T13">0.0619561198299</text:span></text:p>
      <text:p text:style-name="P17"><text:span text:style-name="T13">0.0615633175589</text:span></text:p>
      <text:p text:style-name="P17"><text:span text:style-name="T13">0.0611730056573</text:span></text:p>
      <text:p text:style-name="P17"><text:soft-page-break/><text:span text:style-name="T13">0.0607851683362</text:span></text:p>
      <text:p text:style-name="P17"><text:span text:style-name="T13">0.0603997899066</text:span></text:p>
      <text:p text:style-name="P17"><text:span text:style-name="T13">0.0600168547791</text:span></text:p>
      <text:p text:style-name="P17"><text:span text:style-name="T13">0.0596363474633</text:span></text:p>
      <text:p text:style-name="P17"><text:span text:style-name="T13">0.0592582525668</text:span></text:p>
      <text:p text:style-name="P17"><text:span text:style-name="T13">0.0588825547948</text:span></text:p>
      <text:p text:style-name="P17"><text:span text:style-name="T13">0.0585092389495</text:span></text:p>
      <text:p text:style-name="P17"><text:span text:style-name="T13">0.0581382899295</text:span></text:p>
      <text:p text:style-name="P17"><text:span text:style-name="T13">0.0577696927291</text:span></text:p>
      <text:p text:style-name="P17"><text:span text:style-name="T13">0.0574034324378</text:span></text:p>
      <text:p text:style-name="P17"><text:span text:style-name="T13">0.0570394942395</text:span></text:p>
      <text:p text:style-name="P17"><text:span text:style-name="T13">0.0566778634122</text:span></text:p>
      <text:p text:style-name="P17"><text:span text:style-name="T13">0.056318525327</text:span></text:p>
      <text:p text:style-name="P17"><text:span text:style-name="T13">0.0559614654481</text:span></text:p>
      <text:p text:style-name="P17"><text:span text:style-name="T13">0.0556066693314</text:span></text:p>
      <text:p text:style-name="P17"><text:span text:style-name="T13">0.0552541226249</text:span></text:p>
      <text:p text:style-name="P17"><text:span text:style-name="T13">0.0549038110672</text:span></text:p>
      <text:p text:style-name="P17"><text:span text:style-name="T13">0.0545557204874</text:span></text:p>
      <text:p text:style-name="P17"><text:span text:style-name="T13">0.0542098368045</text:span></text:p>
      <text:p text:style-name="P17"><text:span text:style-name="T13">0.0538661460269</text:span></text:p>
      <text:p text:style-name="P17"><text:span text:style-name="T13">0.0535246342513</text:span></text:p>
      <text:p text:style-name="P17"><text:span text:style-name="T13">0.053185287663</text:span></text:p>
      <text:p text:style-name="P17"><text:span text:style-name="T13">0.0528480925347</text:span></text:p>
      <text:p text:style-name="P17"><text:span text:style-name="T13">0.052513035226</text:span></text:p>
      <text:p text:style-name="P17"><text:span text:style-name="T13">0.0521801021833</text:span></text:p>
      <text:p text:style-name="P17"><text:span text:style-name="T13">0.0518492799385</text:span></text:p>
      <text:p text:style-name="P17"><text:span text:style-name="T13">0.0515205551093</text:span></text:p>
      <text:p text:style-name="P17"><text:span text:style-name="T13">0.0511939143981</text:span></text:p>
      <text:p text:style-name="P17"><text:span text:style-name="T13">0.0508693445914</text:span></text:p>
      <text:p text:style-name="P17"><text:span text:style-name="T13">0.0505468325597</text:span></text:p>
      <text:p text:style-name="P17"><text:span text:style-name="T13">0.0502263652568</text:span></text:p>
      <text:p text:style-name="P17"><text:span text:style-name="T13">0.049907929719</text:span></text:p>
      <text:p text:style-name="P17"><text:span text:style-name="T13">0.049591513065</text:span></text:p>
      <text:p text:style-name="P17"><text:span text:style-name="T13">0.049277102495</text:span></text:p>
      <text:p text:style-name="P17"><text:span text:style-name="T13">0.0489646852903</text:span></text:p>
      <text:p text:style-name="P17"><text:span text:style-name="T13">0.0486542488131</text:span></text:p>
      <text:p text:style-name="P17"><text:span text:style-name="T13">0.0483457805056</text:span></text:p>
      <text:p text:style-name="P17"><text:span text:style-name="T13">0.0480392678894</text:span></text:p>
      <text:p text:style-name="P17"><text:span text:style-name="T13">0.0477346985656</text:span></text:p>
      <text:p text:style-name="P17"><text:span text:style-name="T13">0.0474320602136</text:span></text:p>
      <text:p text:style-name="P17"><text:span text:style-name="T13">0.0471313405911</text:span></text:p>
      <text:p text:style-name="P17"><text:span text:style-name="T13">0.0468325275332</text:span></text:p>
      <text:p text:style-name="P17"><text:span text:style-name="T13">0.0465356089524</text:span></text:p>
      <text:p text:style-name="P17"><text:span text:style-name="T13">0.0462405728377</text:span></text:p>
      <text:p text:style-name="P17"><text:span text:style-name="T13">0.0459474072542</text:span></text:p>
      <text:p text:style-name="P17"><text:span text:style-name="T13">0.0456561003427</text:span></text:p>
      <text:p text:style-name="P17"><text:span text:style-name="T13">0.0453666403192</text:span></text:p>
      <text:p text:style-name="P17"><text:span text:style-name="T13">post-loss: 0.0453666403192</text:span></text:p>
      <text:p text:style-name="P12"><text:span text:style-name="T16"/></text:p>
      <text:p text:style-name="P7"><text:span text:style-name="T16">Output for </text:span><text:span text:style-name="T9">SgdLogistic</text:span><text:span text:style-name="T16"> </text:span><text:span text:style-name="T17">CV 1 </text:span><text:span text:style-name="T5">λ = </text:span><text:span text:style-name="T6">0.</text:span><text:span text:style-name="T7">3</text:span><text:span text:style-name="T5"> , </text:span><text:span text:style-name="T16">η = 0.0001</text:span></text:p>
      <text:p text:style-name="P18"><text:span text:style-name="T11">CROSS VALIDATION 0</text:span></text:p>
      <text:p text:style-name="P18"><text:span text:style-name="T11">pre-training loss: 36.7368005697</text:span></text:p>
      <text:p text:style-name="P18"><text:span text:style-name="T11">1.33618459629</text:span></text:p>
      <text:p text:style-name="P18"><text:span text:style-name="T11">0.0583519377137</text:span></text:p>
      <text:p text:style-name="P18"><text:span text:style-name="T11">0.0549772635344</text:span></text:p>
      <text:p text:style-name="P18"><text:span text:style-name="T11">0.0529286463137</text:span></text:p>
      <text:p text:style-name="P18"><text:soft-page-break/><text:span text:style-name="T11">0.0514723290426</text:span></text:p>
      <text:p text:style-name="P18"><text:span text:style-name="T11">0.0503449262626</text:span></text:p>
      <text:p text:style-name="P18"><text:span text:style-name="T11">0.0494231825681</text:span></text:p>
      <text:p text:style-name="P18"><text:span text:style-name="T11">0.0486402822884</text:span></text:p>
      <text:p text:style-name="P18"><text:span text:style-name="T11">0.0479563610577</text:span></text:p>
      <text:p text:style-name="P18"><text:span text:style-name="T11">0.0473459555946</text:span></text:p>
      <text:p text:style-name="P18"><text:span text:style-name="T11">0.0467919443858</text:span></text:p>
      <text:p text:style-name="P18"><text:span text:style-name="T11">0.0462823424769</text:span></text:p>
      <text:p text:style-name="P18"><text:span text:style-name="T11">0.0458084837158</text:span></text:p>
      <text:p text:style-name="P18"><text:span text:style-name="T11">0.0453639314636</text:span></text:p>
      <text:p text:style-name="P18"><text:span text:style-name="T11">0.0449437959292</text:span></text:p>
      <text:p text:style-name="P18"><text:span text:style-name="T11">0.0445442901134</text:span></text:p>
      <text:p text:style-name="P18"><text:span text:style-name="T11">0.0441624317286</text:span></text:p>
      <text:p text:style-name="P18"><text:span text:style-name="T11">0.0437958376369</text:span></text:p>
      <text:p text:style-name="P18"><text:span text:style-name="T11">0.0434425787306</text:span></text:p>
      <text:p text:style-name="P18"><text:span text:style-name="T11">0.0431010753609</text:span></text:p>
      <text:p text:style-name="P18"><text:span text:style-name="T11">0.0427700206023</text:span></text:p>
      <text:p text:style-name="P18"><text:span text:style-name="T11">0.0424483230268</text:span></text:p>
      <text:p text:style-name="P18"><text:span text:style-name="T11">0.0421350634028</text:span></text:p>
      <text:p text:style-name="P18"><text:span text:style-name="T11">0.0418294614978</text:span></text:p>
      <text:p text:style-name="P18"><text:span text:style-name="T11">0.0415308503245</text:span></text:p>
      <text:p text:style-name="P18"><text:span text:style-name="T11">0.0412386559413</text:span></text:p>
      <text:p text:style-name="P18"><text:span text:style-name="T11">0.0409523814537</text:span></text:p>
      <text:p text:style-name="P18"><text:span text:style-name="T11">0.0406715942241</text:span></text:p>
      <text:p text:style-name="P18"><text:span text:style-name="T11">0.040395915563</text:span></text:p>
      <text:p text:style-name="P18"><text:span text:style-name="T11">0.0401250123522</text:span></text:p>
      <text:p text:style-name="P18"><text:span text:style-name="T11">0.0398585901905</text:span></text:p>
      <text:p text:style-name="P18"><text:span text:style-name="T11">0.0395963877466</text:span></text:p>
      <text:p text:style-name="P18"><text:span text:style-name="T11">0.0393381720768</text:span></text:p>
      <text:p text:style-name="P18"><text:span text:style-name="T11">0.0390837347203</text:span></text:p>
      <text:p text:style-name="P18"><text:span text:style-name="T11">0.0388328884243</text:span></text:p>
      <text:p text:style-name="P18"><text:span text:style-name="T11">0.0385854643841</text:span></text:p>
      <text:p text:style-name="P18"><text:span text:style-name="T11">0.0383413099041</text:span></text:p>
      <text:p text:style-name="P18"><text:span text:style-name="T11">0.0381002864079</text:span></text:p>
      <text:p text:style-name="P18"><text:span text:style-name="T11">0.0378622677374</text:span></text:p>
      <text:p text:style-name="P18"><text:span text:style-name="T11">0.0376271386922</text:span></text:p>
      <text:p text:style-name="P18"><text:span text:style-name="T11">0.0373947937721</text:span></text:p>
      <text:p text:style-name="P18"><text:span text:style-name="T11">0.0371651360885</text:span></text:p>
      <text:p text:style-name="P18"><text:span text:style-name="T11">0.03693807642</text:span></text:p>
      <text:p text:style-name="P18"><text:span text:style-name="T11">0.0367135323902</text:span></text:p>
      <text:p text:style-name="P18"><text:span text:style-name="T11">0.0364914277485</text:span></text:p>
      <text:p text:style-name="P18"><text:span text:style-name="T11">0.0362716917409</text:span></text:p>
      <text:p text:style-name="P18"><text:span text:style-name="T11">0.0360542585559</text:span></text:p>
      <text:p text:style-name="P18"><text:span text:style-name="T11">0.035839066837</text:span></text:p>
      <text:p text:style-name="P18"><text:span text:style-name="T11">0.0356260592517</text:span></text:p>
      <text:p text:style-name="P18"><text:span text:style-name="T11">0.0354151821089</text:span></text:p>
      <text:p text:style-name="P18"><text:span text:style-name="T11">0.0352063850204</text:span></text:p>
      <text:p text:style-name="P18"><text:span text:style-name="T11">0.0349996205983</text:span></text:p>
      <text:p text:style-name="P18"><text:span text:style-name="T11">0.0347948441859</text:span></text:p>
      <text:p text:style-name="P18"><text:span text:style-name="T11">0.0345920136168</text:span></text:p>
      <text:p text:style-name="P18"><text:span text:style-name="T11">0.0343910889992</text:span></text:p>
      <text:p text:style-name="P18"><text:span text:style-name="T11">0.0341920325217</text:span></text:p>
      <text:p text:style-name="P18"><text:span text:style-name="T11">0.0339948082801</text:span></text:p>
      <text:p text:style-name="P18"><text:span text:style-name="T11">0.0337993821195</text:span></text:p>
      <text:p text:style-name="P18"><text:span text:style-name="T11">0.0336057214934</text:span></text:p>
      <text:p text:style-name="P18"><text:span text:style-name="T11">0.0334137953358</text:span></text:p>
      <text:p text:style-name="P18"><text:soft-page-break/><text:span text:style-name="T11">0.0332235739449</text:span></text:p>
      <text:p text:style-name="P18"><text:span text:style-name="T11">0.033035028879</text:span></text:p>
      <text:p text:style-name="P18"><text:span text:style-name="T11">0.0328481328605</text:span></text:p>
      <text:p text:style-name="P18"><text:span text:style-name="T11">0.0326628596901</text:span></text:p>
      <text:p text:style-name="P18"><text:span text:style-name="T11">0.0324791841677</text:span></text:p>
      <text:p text:style-name="P18"><text:span text:style-name="T11">0.0322970820211</text:span></text:p>
      <text:p text:style-name="P18"><text:span text:style-name="T11">0.0321165298404</text:span></text:p>
      <text:p text:style-name="P18"><text:span text:style-name="T11">0.0319375050186</text:span></text:p>
      <text:p text:style-name="P18"><text:span text:style-name="T11">0.0317599856977</text:span></text:p>
      <text:p text:style-name="P18"><text:span text:style-name="T11">0.0315839507182</text:span></text:p>
      <text:p text:style-name="P18"><text:span text:style-name="T11">0.0314093795743</text:span></text:p>
      <text:p text:style-name="P18"><text:span text:style-name="T11">0.0312362523722</text:span></text:p>
      <text:p text:style-name="P18"><text:span text:style-name="T11">0.0310645497924</text:span></text:p>
      <text:p text:style-name="P18"><text:span text:style-name="T11">0.0308942530543</text:span></text:p>
      <text:p text:style-name="P18"><text:span text:style-name="T11">0.0307253438848</text:span></text:p>
      <text:p text:style-name="P18"><text:span text:style-name="T11">0.0305578044891</text:span></text:p>
      <text:p text:style-name="P18"><text:span text:style-name="T11">0.0303916175238</text:span></text:p>
      <text:p text:style-name="P18"><text:span text:style-name="T11">0.0302267660725</text:span></text:p>
      <text:p text:style-name="P18"><text:span text:style-name="T11">0.0300632336231</text:span></text:p>
      <text:p text:style-name="P18"><text:span text:style-name="T11">0.0299010040475</text:span></text:p>
      <text:p text:style-name="P18"><text:span text:style-name="T11">0.0297400615825</text:span></text:p>
      <text:p text:style-name="P18"><text:span text:style-name="T11">0.0295803908124</text:span></text:p>
      <text:p text:style-name="P18"><text:span text:style-name="T11">0.0294219766532</text:span></text:p>
      <text:p text:style-name="P18"><text:span text:style-name="T11">0.0292648043381</text:span></text:p>
      <text:p text:style-name="P18"><text:span text:style-name="T11">0.0291088594038</text:span></text:p>
      <text:p text:style-name="P18"><text:span text:style-name="T11">0.0289541276784</text:span></text:p>
      <text:p text:style-name="P18"><text:span text:style-name="T11">0.0288005952701</text:span></text:p>
      <text:p text:style-name="P18"><text:span text:style-name="T11">0.0286482485568</text:span></text:p>
      <text:p text:style-name="P18"><text:span text:style-name="T11">0.0284970741762</text:span></text:p>
      <text:p text:style-name="P18"><text:span text:style-name="T11">0.0283470590175</text:span></text:p>
      <text:p text:style-name="P18"><text:span text:style-name="T11">0.0281981902131</text:span></text:p>
      <text:p text:style-name="P18"><text:span text:style-name="T11">0.0280504551307</text:span></text:p>
      <text:p text:style-name="P18"><text:span text:style-name="T11">0.0279038413669</text:span></text:p>
      <text:p text:style-name="P18"><text:span text:style-name="T11">0.0277583367406</text:span></text:p>
      <text:p text:style-name="P18"><text:span text:style-name="T11">0.0276139292868</text:span></text:p>
      <text:p text:style-name="P18"><text:span text:style-name="T11">0.0274706072512</text:span></text:p>
      <text:p text:style-name="P18"><text:span text:style-name="T11">0.0273283590851</text:span></text:p>
      <text:p text:style-name="P18"><text:span text:style-name="T11">0.0271871734403</text:span></text:p>
      <text:p text:style-name="P18"><text:span text:style-name="T11">0.0270470391644</text:span></text:p>
      <text:p text:style-name="P18"><text:span text:style-name="T11">0.0269079452969</text:span></text:p>
      <text:p text:style-name="P18"><text:span text:style-name="T11">post-loss: 0.0269079452969</text:span></text:p>
      <text:p text:style-name="P4"><text:span text:style-name="T11"/></text:p>
      <text:p text:style-name="P5"><text:span text:style-name="T9">Test Data Accuracy</text:span></text:p>
      <text:p text:style-name="P10"><text:span text:style-name="T9">SgdHinge </text:span><text:span text:style-name="T3">λ </text:span><text:span text:style-name="T5">= .</text:span><text:span text:style-name="T7">1</text:span><text:span text:style-name="T5"> , </text:span><text:span text:style-name="T16">η = 0.0001 : </text:span><text:span text:style-name="T18">79.4117647059</text:span><text:span text:style-name="T16">%</text:span><text:span text:style-name="T11"> </text:span></text:p>
      <text:p text:style-name="P10"><text:span text:style-name="T9">SgdLogistic</text:span><text:span text:style-name="T16"> </text:span><text:span text:style-name="T5">λ = </text:span><text:span text:style-name="T6">0.</text:span><text:span text:style-name="T7">3</text:span><text:span text:style-name="T5"> , </text:span><text:span text:style-name="T16">η = 0.0001 : </text:span><text:span text:style-name="T18">85.2941176471</text:span><text:span text:style-name="T16">%</text:span><text:span text:style-name="T11"> </text:span></text:p>
      <text:p text:style-name="P6"><text:span text:style-name="T11"/></text:p>
      <text:p text:style-name="P6"><text:span text:style-name="T16">Inspecting the Model’s Parameters</text:span></text:p>
      <text:p text:style-name="P28"><text:span text:style-name="T13">A</text:span><text:span text:style-name="T14">fter condensing the weight vector into an array of length 4698 (55 weights added together). We then go to each </text:span><text:span text:style-name="T9">voxel</text:span><text:span text:style-name="T14">’s columns and add these together and get an array of length 25. This array is:</text:span></text:p>
      <text:p text:style-name="P28"><text:span text:style-name="T14"/></text:p>
      <text:p text:style-name="P29"><text:span text:style-name="T12">[ 0.31890528 -1.44394759 <text:s/>0.03605529 -0.48233207 -0.23038953 -0.59357947</text:span></text:p>
      <text:p text:style-name="P29"><text:span text:style-name="T12"><text:s text:c="2"/>0.18754192 -0.24781533 -0.06638723 <text:s/>0.00898124 -0.79487202 <text:s/>1.07243108</text:span></text:p>
      <text:p text:style-name="P29"><text:span text:style-name="T12"><text:s/>-0.23451673 -1.74148481 <text:s/>0.17014497 -0.64164205 -0.5798957 <text:s text:c="2"/>0.09876853</text:span></text:p>
      <text:p text:style-name="P29"><text:span text:style-name="T12"><text:s/>-0.76835663 -0.28933193 -0.14316507 -0.72489183 <text:s/>0.15289313 -0.31810861</text:span></text:p>
      <text:p text:style-name="P29"><text:span text:style-name="T12"><text:s text:c="2"/>0.13672555]</text:span></text:p>
      <text:p text:style-name="P6"><text:span text:style-name="T16"/></text:p>
      <text:p text:style-name="P20"><text:soft-page-break/><text:span text:style-name="T16">s</text:span><text:span text:style-name="T9">orting this gives us the indexes:</text:span></text:p>
      <text:p text:style-name="P20"><text:span text:style-name="T9"/></text:p>
      <text:p text:style-name="P20"><text:span text:style-name="T9">[13 <text:s/>1 10 18 21 15 <text:s/>5 16 <text:s/>3 23 19 <text:s/>7 12 <text:s/>4 20 <text:s/>8 <text:s/>9 <text:s/>2 17 24 22 14 <text:s/>6 <text:s/>0 11]</text:span></text:p>
      <text:p text:style-name="P20"><text:span text:style-name="T9"/></text:p>
      <text:p text:style-name="P20"><text:span text:style-name="T9">and array:</text:span></text:p>
      <text:p text:style-name="P20"><text:span text:style-name="T9"/></text:p>
      <text:p text:style-name="P20"><text:span text:style-name="T9">[-1.74148481 -1.44394759 -0.79487202 -0.76835663 -0.72489183 -0.64164205</text:span></text:p>
      <text:p text:style-name="P20"><text:span text:style-name="T9"><text:s/>-0.59357947 -0.5798957 <text:s/>-0.48233207 -0.31810861 -0.28933193 -0.24781533</text:span></text:p>
      <text:p text:style-name="P20"><text:span text:style-name="T9"><text:s/>-0.23451673 -0.23038953 -0.14316507 -0.06638723 <text:s/>0.00898124 <text:s/>0.03605529</text:span></text:p>
      <text:p text:style-name="P20"><text:span text:style-name="T9"><text:s text:c="2"/>0.09876853 <text:s/>0.13672555 <text:s/>0.15289313 <text:s/>0.17014497 <text:s/>0.18754192 <text:s/>0.31890528</text:span></text:p>
      <text:p text:style-name="P20"><text:span text:style-name="T9"><text:s text:c="2"/>1.07243108]</text:span></text:p>
      <text:p text:style-name="P20"><text:span text:style-name="T9"/></text:p>
      <text:p text:style-name="P29"><text:span text:style-name="T12">the names associated with this are:</text:span></text:p>
      <text:p text:style-name="P11"><text:span text:style-name="T16"/></text:p>
      <text:p text:style-name="P20"><text:span text:style-name="T16">[array([u'RDLPFC'], </text:span></text:p>
      <text:p text:style-name="P20"><text:span text:style-name="T16"><text:s text:c="6"/>dtype='&lt;U6'), array([u'LDLPFC'], </text:span></text:p>
      <text:p text:style-name="P20"><text:span text:style-name="T16"><text:s text:c="6"/>dtype='&lt;U6'), array([u'LSPL'], </text:span></text:p>
      <text:p text:style-name="P20"><text:span text:style-name="T16"><text:s text:c="6"/>dtype='&lt;U4'), array([u'ROPER'], </text:span></text:p>
      <text:p text:style-name="P20"><text:span text:style-name="T16"><text:s text:c="6"/>dtype='&lt;U5'), array([u'RSPL'], </text:span></text:p>
      <text:p text:style-name="P20"><text:span text:style-name="T16"><text:s text:c="6"/>dtype='&lt;U4'), array([u'RIPL'], </text:span></text:p>
      <text:p text:style-name="P20"><text:span text:style-name="T16"><text:s text:c="6"/>dtype='&lt;U4'), array([u'LIPS'], </text:span></text:p>
      <text:p text:style-name="P20"><text:span text:style-name="T16"><text:s text:c="6"/>dtype='&lt;U4'), array([u'RIPS'], </text:span></text:p>
      <text:p text:style-name="P20"><text:span text:style-name="T16"><text:s text:c="6"/>dtype='&lt;U4'), array([u'LIFG'], </text:span></text:p>
      <text:p text:style-name="P20"><text:span text:style-name="T16"><text:s text:c="6"/>dtype='&lt;U4'), array([u'RTRIA'], </text:span></text:p>
      <text:p text:style-name="P20"><text:span text:style-name="T16"><text:s text:c="6"/>dtype='&lt;U5'), array([u'RPPREC'], </text:span></text:p>
      <text:p text:style-name="P20"><text:span text:style-name="T16"><text:s text:c="6"/>dtype='&lt;U6'), array([u'LOPER'], </text:span></text:p>
      <text:p text:style-name="P20"><text:span text:style-name="T16"><text:s text:c="6"/>dtype='&lt;U5'), array([u'LTRIA'], </text:span></text:p>
      <text:p text:style-name="P20"><text:span text:style-name="T16"><text:s text:c="6"/>dtype='&lt;U5'), array([u'LIPL'], </text:span></text:p>
      <text:p text:style-name="P20"><text:span text:style-name="T16"><text:s text:c="6"/>dtype='&lt;U4'), array([u'RSGA'], </text:span></text:p>
      <text:p text:style-name="P20"><text:span text:style-name="T16"><text:s text:c="6"/>dtype='&lt;U4'), array([u'LPPREC'], </text:span></text:p>
      <text:p text:style-name="P20"><text:span text:style-name="T16"><text:s text:c="6"/>dtype='&lt;U6'), array([u'LSGA'], </text:span></text:p>
      <text:p text:style-name="P20"><text:span text:style-name="T16"><text:s text:c="6"/>dtype='&lt;U4'), array([u'LFEF'], </text:span></text:p>
      <text:p text:style-name="P20"><text:span text:style-name="T16"><text:s text:c="6"/>dtype='&lt;U4'), array([u'RIT'], </text:span></text:p>
      <text:p text:style-name="P20"><text:span text:style-name="T16"><text:s text:c="6"/>dtype='&lt;U3'), array([u'SMA'], </text:span></text:p>
      <text:p text:style-name="P20"><text:span text:style-name="T16"><text:s text:c="6"/>dtype='&lt;U3'), array([u'RT'], </text:span></text:p>
      <text:p text:style-name="P20"><text:span text:style-name="T16"><text:s text:c="6"/>dtype='&lt;U2'), array([u'RFEF'], </text:span></text:p>
      <text:p text:style-name="P20"><text:span text:style-name="T16"><text:s text:c="6"/>dtype='&lt;U4'), array([u'LIT'], </text:span></text:p>
      <text:p text:style-name="P20"><text:span text:style-name="T16"><text:s text:c="6"/>dtype='&lt;U3'), array([u'CALC'], </text:span></text:p>
      <text:p text:style-name="P20"><text:span text:style-name="T16"><text:s text:c="6"/>dtype='&lt;U4'), array([u'LT'], </text:span></text:p>
      <text:p text:style-name="P28"><text:span text:style-name="T13"><text:s text:c="6"/>dtype='&lt;U2')]</text:span><text:span text:style-name="T14"> </text:span></text:p>
      <text:p text:style-name="P28"><text:span text:style-name="T14"/></text:p>
      <text:p text:style-name="P30"><text:span text:style-name="T14">T</text:span><text:span text:style-name="T12">hese are more after running with different parameters: </text:span></text:p>
      <text:p text:style-name="P14"><text:span text:style-name="T16"/></text:p>
      <text:p text:style-name="P22"><text:span text:style-name="T16">[array([u'RDLPFC'], </text:span></text:p>
      <text:p text:style-name="P22"><text:span text:style-name="T16"><text:s text:c="6"/>dtype='&lt;U6'), array([u'LDLPFC'], </text:span></text:p>
      <text:p text:style-name="P22"><text:span text:style-name="T16"><text:s text:c="6"/>dtype='&lt;U6'), array([u'LSPL'], </text:span></text:p>
      <text:p text:style-name="P22"><text:span text:style-name="T16"><text:s text:c="6"/>dtype='&lt;U4'), array([u'ROPER'], </text:span></text:p>
      <text:p text:style-name="P22"><text:span text:style-name="T16"><text:s text:c="6"/>dtype='&lt;U5'), array([u'RIPL'], </text:span></text:p>
      <text:p text:style-name="P22"><text:span text:style-name="T16"><text:s text:c="6"/>dtype='&lt;U4'), array([u'LIFG'], </text:span></text:p>
      <text:p text:style-name="P22"><text:span text:style-name="T16"><text:s text:c="6"/>dtype='&lt;U4'), array([u'RSPL'], </text:span></text:p>
      <text:p text:style-name="P22"><text:span text:style-name="T16"><text:s text:c="6"/>dtype='&lt;U4'), array([u'LIPS'], </text:span></text:p>
      <text:p text:style-name="P22"><text:span text:style-name="T16"><text:s text:c="6"/>dtype='&lt;U4'), array([u'RIPS'], </text:span></text:p>
      <text:p text:style-name="P22"><text:span text:style-name="T16"><text:s text:c="6"/>dtype='&lt;U4'), array([u'CALC'], </text:span></text:p>
      <text:p text:style-name="P22"><text:span text:style-name="T16"><text:s text:c="6"/>dtype='&lt;U4'), array([u'LOPER'], </text:span></text:p>
      <text:p text:style-name="P22"><text:span text:style-name="T16"><text:s text:c="6"/>dtype='&lt;U5'), array([u'LPPREC'], </text:span></text:p>
      <text:p text:style-name="P22"><text:span text:style-name="T16"><text:s text:c="6"/>dtype='&lt;U6'), array([u'RT'], </text:span></text:p>
      <text:p text:style-name="P22"><text:soft-page-break/><text:span text:style-name="T16"><text:s text:c="6"/>dtype='&lt;U2'), array([u'LFEF'], </text:span></text:p>
      <text:p text:style-name="P22"><text:span text:style-name="T16"><text:s text:c="6"/>dtype='&lt;U4'), array([u'RPPREC'], </text:span></text:p>
      <text:p text:style-name="P22"><text:span text:style-name="T16"><text:s text:c="6"/>dtype='&lt;U6'), array([u'LIPL'], </text:span></text:p>
      <text:p text:style-name="P22"><text:span text:style-name="T16"><text:s text:c="6"/>dtype='&lt;U4'), array([u'RTRIA'], </text:span></text:p>
      <text:p text:style-name="P22"><text:span text:style-name="T16"><text:s text:c="6"/>dtype='&lt;U5'), array([u'LTRIA'], </text:span></text:p>
      <text:p text:style-name="P22"><text:span text:style-name="T16"><text:s text:c="6"/>dtype='&lt;U5'), array([u'RSGA'], </text:span></text:p>
      <text:p text:style-name="P22"><text:span text:style-name="T16"><text:s text:c="6"/>dtype='&lt;U4'), array([u'SMA'], </text:span></text:p>
      <text:p text:style-name="P22"><text:span text:style-name="T16"><text:s text:c="6"/>dtype='&lt;U3'), array([u'RFEF'], </text:span></text:p>
      <text:p text:style-name="P22"><text:span text:style-name="T16"><text:s text:c="6"/>dtype='&lt;U4'), array([u'LIT'], </text:span></text:p>
      <text:p text:style-name="P22"><text:span text:style-name="T16"><text:s text:c="6"/>dtype='&lt;U3'), array([u'RIT'], </text:span></text:p>
      <text:p text:style-name="P22"><text:span text:style-name="T16"><text:s text:c="6"/>dtype='&lt;U3'), array([u'LSGA'], </text:span></text:p>
      <text:p text:style-name="P22"><text:span text:style-name="T16"><text:s text:c="6"/>dtype='&lt;U4'), array([u'LT'], </text:span></text:p>
      <text:p text:style-name="P22"><text:span text:style-name="T16"><text:s text:c="6"/>dtype='&lt;U2')]</text:span></text:p>
      <text:p text:style-name="P22"><text:span text:style-name="T16">[-1.77332111 -1.6099</text:span></text:p>
      <text:p text:style-name="P22"><text:span text:style-name="T16"/></text:p>
      <text:p text:style-name="P23"><text:span text:style-name="T16">[array([u'RDLPFC'], </text:span></text:p>
      <text:p text:style-name="P23"><text:span text:style-name="T16"><text:s text:c="6"/>dtype='&lt;U6'), array([u'LDLPFC'], </text:span></text:p>
      <text:p text:style-name="P23"><text:span text:style-name="T16"><text:s text:c="6"/>dtype='&lt;U6'), array([u'ROPER'], </text:span></text:p>
      <text:p text:style-name="P23"><text:span text:style-name="T16"><text:s text:c="6"/>dtype='&lt;U5'), array([u'LIFG'], </text:span></text:p>
      <text:p text:style-name="P23"><text:span text:style-name="T16"><text:s text:c="6"/>dtype='&lt;U4'), array([u'LIPS'], </text:span></text:p>
      <text:p text:style-name="P23"><text:span text:style-name="T16"><text:s text:c="6"/>dtype='&lt;U4'), array([u'RIPL'], </text:span></text:p>
      <text:p text:style-name="P23"><text:span text:style-name="T16"><text:s text:c="6"/>dtype='&lt;U4'), array([u'LSPL'], </text:span></text:p>
      <text:p text:style-name="P23"><text:span text:style-name="T16"><text:s text:c="6"/>dtype='&lt;U4'), array([u'RIPS'], </text:span></text:p>
      <text:p text:style-name="P23"><text:span text:style-name="T16"><text:s text:c="6"/>dtype='&lt;U4'), array([u'LOPER'], </text:span></text:p>
      <text:p text:style-name="P23"><text:span text:style-name="T16"><text:s text:c="6"/>dtype='&lt;U5'), array([u'LIPL'], </text:span></text:p>
      <text:p text:style-name="P23"><text:span text:style-name="T16"><text:s text:c="6"/>dtype='&lt;U4'), array([u'LTRIA'], </text:span></text:p>
      <text:p text:style-name="P23"><text:span text:style-name="T16"><text:s text:c="6"/>dtype='&lt;U5'), array([u'RSPL'], </text:span></text:p>
      <text:p text:style-name="P23"><text:span text:style-name="T16"><text:s text:c="6"/>dtype='&lt;U4'), array([u'LFEF'], </text:span></text:p>
      <text:p text:style-name="P23"><text:span text:style-name="T16"><text:s text:c="6"/>dtype='&lt;U4'), array([u'RSGA'], </text:span></text:p>
      <text:p text:style-name="P23"><text:span text:style-name="T16"><text:s text:c="6"/>dtype='&lt;U4'), array([u'RPPREC'], </text:span></text:p>
      <text:p text:style-name="P23"><text:span text:style-name="T16"><text:s text:c="6"/>dtype='&lt;U6'), array([u'RT'], </text:span></text:p>
      <text:p text:style-name="P23"><text:span text:style-name="T16"><text:s text:c="6"/>dtype='&lt;U2'), array([u'RTRIA'], </text:span></text:p>
      <text:p text:style-name="P23"><text:span text:style-name="T16"><text:s text:c="6"/>dtype='&lt;U5'), array([u'LPPREC'], </text:span></text:p>
      <text:p text:style-name="P23"><text:span text:style-name="T16"><text:s text:c="6"/>dtype='&lt;U6'), array([u'LSGA'], </text:span></text:p>
      <text:p text:style-name="P23"><text:span text:style-name="T16"><text:s text:c="6"/>dtype='&lt;U4'), array([u'RFEF'], </text:span></text:p>
      <text:p text:style-name="P23"><text:span text:style-name="T16"><text:s text:c="6"/>dtype='&lt;U4'), array([u'LIT'], </text:span></text:p>
      <text:p text:style-name="P23"><text:span text:style-name="T16"><text:s text:c="6"/>dtype='&lt;U3'), array([u'RIT'], </text:span></text:p>
      <text:p text:style-name="P23"><text:span text:style-name="T16"><text:s text:c="6"/>dtype='&lt;U3'), array([u'SMA'], </text:span></text:p>
      <text:p text:style-name="P23"><text:span text:style-name="T16"><text:s text:c="6"/>dtype='&lt;U3'), array([u'CALC'], </text:span></text:p>
      <text:p text:style-name="P23"><text:span text:style-name="T16"><text:s text:c="6"/>dtype='&lt;U4'), array([u'LT'], </text:span></text:p>
      <text:p text:style-name="P23"><text:span text:style-name="T16"><text:s text:c="6"/>dtype='&lt;U2')]</text:span></text:p>
      <text:p text:style-name="P23"><text:span text:style-name="T16"/></text:p>
      <text:p text:style-name="P24"><text:span text:style-name="T16">[array([u'CALC'], </text:span></text:p>
      <text:p text:style-name="P24"><text:span text:style-name="T16"><text:s text:c="6"/>dtype='&lt;U4'), array([u'RDLPFC'], </text:span></text:p>
      <text:p text:style-name="P24"><text:span text:style-name="T16"><text:s text:c="6"/>dtype='&lt;U6'), array([u'LDLPFC'], </text:span></text:p>
      <text:p text:style-name="P24"><text:span text:style-name="T16"><text:s text:c="6"/>dtype='&lt;U6'), array([u'LSPL'], </text:span></text:p>
      <text:p text:style-name="P24"><text:span text:style-name="T16"><text:s text:c="6"/>dtype='&lt;U4'), array([u'RIPL'], </text:span></text:p>
      <text:p text:style-name="P24"><text:span text:style-name="T16"><text:s text:c="6"/>dtype='&lt;U4'), array([u'LIPS'], </text:span></text:p>
      <text:p text:style-name="P24"><text:span text:style-name="T16"><text:s text:c="6"/>dtype='&lt;U4'), array([u'RT'], </text:span></text:p>
      <text:p text:style-name="P24"><text:span text:style-name="T16"><text:s text:c="6"/>dtype='&lt;U2'), array([u'RSPL'], </text:span></text:p>
      <text:p text:style-name="P24"><text:span text:style-name="T16"><text:s text:c="6"/>dtype='&lt;U4'), array([u'LIPL'], </text:span></text:p>
      <text:p text:style-name="P24"><text:span text:style-name="T16"><text:s text:c="6"/>dtype='&lt;U4'), array([u'ROPER'], </text:span></text:p>
      <text:p text:style-name="P24"><text:span text:style-name="T16"><text:s text:c="6"/>dtype='&lt;U5'), array([u'RIPS'], </text:span></text:p>
      <text:p text:style-name="P24"><text:span text:style-name="T16"><text:s text:c="6"/>dtype='&lt;U4'), array([u'RPPREC'], </text:span></text:p>
      <text:p text:style-name="P24"><text:span text:style-name="T16"><text:s text:c="6"/>dtype='&lt;U6'), array([u'RTRIA'], </text:span></text:p>
      <text:p text:style-name="P24"><text:span text:style-name="T16"><text:s text:c="6"/>dtype='&lt;U5'), array([u'RSGA'], </text:span></text:p>
      <text:p text:style-name="P24"><text:soft-page-break/><text:span text:style-name="T16"><text:s text:c="6"/>dtype='&lt;U4'), array([u'LPPREC'], </text:span></text:p>
      <text:p text:style-name="P24"><text:span text:style-name="T16"><text:s text:c="6"/>dtype='&lt;U6'), array([u'LIFG'], </text:span></text:p>
      <text:p text:style-name="P24"><text:span text:style-name="T16"><text:s text:c="6"/>dtype='&lt;U4'), array([u'LOPER'], </text:span></text:p>
      <text:p text:style-name="P24"><text:span text:style-name="T16"><text:s text:c="6"/>dtype='&lt;U5'), array([u'SMA'], </text:span></text:p>
      <text:p text:style-name="P24"><text:span text:style-name="T16"><text:s text:c="6"/>dtype='&lt;U3'), array([u'LTRIA'], </text:span></text:p>
      <text:p text:style-name="P24"><text:span text:style-name="T16"><text:s text:c="6"/>dtype='&lt;U5'), array([u'LSGA'], </text:span></text:p>
      <text:p text:style-name="P24"><text:span text:style-name="T16"><text:s text:c="6"/>dtype='&lt;U4'), array([u'RFEF'], </text:span></text:p>
      <text:p text:style-name="P24"><text:span text:style-name="T16"><text:s text:c="6"/>dtype='&lt;U4'), array([u'LIT'], </text:span></text:p>
      <text:p text:style-name="P24"><text:span text:style-name="T16"><text:s text:c="6"/>dtype='&lt;U3'), array([u'LFEF'], </text:span></text:p>
      <text:p text:style-name="P24"><text:span text:style-name="T16"><text:s text:c="6"/>dtype='&lt;U4'), array([u'RIT'], </text:span></text:p>
      <text:p text:style-name="P24"><text:span text:style-name="T16"><text:s text:c="6"/>dtype='&lt;U3'), array([u'LT'], </text:span></text:p>
      <text:p text:style-name="P24"><text:span text:style-name="T16"><text:s text:c="6"/>dtype='&lt;U2')]</text:span></text:p>
      <text:p text:style-name="P24"><text:span text:style-name="T16"/></text:p>
      <text:p text:style-name="P25"><text:span text:style-name="T16">[array([u'RDLPFC'], </text:span></text:p>
      <text:p text:style-name="P25"><text:span text:style-name="T16"><text:s text:c="6"/>dtype='&lt;U6'), array([u'LDLPFC'], </text:span></text:p>
      <text:p text:style-name="P25"><text:span text:style-name="T16"><text:s text:c="6"/>dtype='&lt;U6'), array([u'LSPL'], </text:span></text:p>
      <text:p text:style-name="P25"><text:span text:style-name="T16"><text:s text:c="6"/>dtype='&lt;U4'), array([u'RSPL'], </text:span></text:p>
      <text:p text:style-name="P25"><text:span text:style-name="T16"><text:s text:c="6"/>dtype='&lt;U4'), array([u'LIPS'], </text:span></text:p>
      <text:p text:style-name="P25"><text:span text:style-name="T16"><text:s text:c="6"/>dtype='&lt;U4'), array([u'RIPL'], </text:span></text:p>
      <text:p text:style-name="P25"><text:span text:style-name="T16"><text:s text:c="6"/>dtype='&lt;U4'), array([u'CALC'], </text:span></text:p>
      <text:p text:style-name="P25"><text:span text:style-name="T16"><text:s text:c="6"/>dtype='&lt;U4'), array([u'SMA'], </text:span></text:p>
      <text:p text:style-name="P25"><text:span text:style-name="T16"><text:s text:c="6"/>dtype='&lt;U3'), array([u'RPPREC'], </text:span></text:p>
      <text:p text:style-name="P25"><text:span text:style-name="T16"><text:s text:c="6"/>dtype='&lt;U6'), array([u'LIFG'], </text:span></text:p>
      <text:p text:style-name="P25"><text:span text:style-name="T16"><text:s text:c="6"/>dtype='&lt;U4'), array([u'ROPER'], </text:span></text:p>
      <text:p text:style-name="P25"><text:span text:style-name="T16"><text:s text:c="6"/>dtype='&lt;U5'), array([u'LIPL'], </text:span></text:p>
      <text:p text:style-name="P25"><text:span text:style-name="T16"><text:s text:c="6"/>dtype='&lt;U4'), array([u'LPPREC'], </text:span></text:p>
      <text:p text:style-name="P25"><text:span text:style-name="T16"><text:s text:c="6"/>dtype='&lt;U6'), array([u'LOPER'], </text:span></text:p>
      <text:p text:style-name="P25"><text:span text:style-name="T16"><text:s text:c="6"/>dtype='&lt;U5'), array([u'RSGA'], </text:span></text:p>
      <text:p text:style-name="P25"><text:span text:style-name="T16"><text:s text:c="6"/>dtype='&lt;U4'), array([u'RTRIA'], </text:span></text:p>
      <text:p text:style-name="P25"><text:span text:style-name="T16"><text:s text:c="6"/>dtype='&lt;U5'), array([u'RIPS'], </text:span></text:p>
      <text:p text:style-name="P25"><text:span text:style-name="T16"><text:s text:c="6"/>dtype='&lt;U4'), array([u'LTRIA'], </text:span></text:p>
      <text:p text:style-name="P25"><text:span text:style-name="T16"><text:s text:c="6"/>dtype='&lt;U5'), array([u'LFEF'], </text:span></text:p>
      <text:p text:style-name="P25"><text:span text:style-name="T16"><text:s text:c="6"/>dtype='&lt;U4'), array([u'LSGA'], </text:span></text:p>
      <text:p text:style-name="P25"><text:span text:style-name="T16"><text:s text:c="6"/>dtype='&lt;U4'), array([u'RFEF'], </text:span></text:p>
      <text:p text:style-name="P25"><text:span text:style-name="T16"><text:s text:c="6"/>dtype='&lt;U4'), array([u'RIT'], </text:span></text:p>
      <text:p text:style-name="P25"><text:span text:style-name="T16"><text:s text:c="6"/>dtype='&lt;U3'), array([u'LIT'], </text:span></text:p>
      <text:p text:style-name="P25"><text:span text:style-name="T16"><text:s text:c="6"/>dtype='&lt;U3'), array([u'RT'], </text:span></text:p>
      <text:p text:style-name="P25"><text:span text:style-name="T16"><text:s text:c="6"/>dtype='&lt;U2'), array([u'LT'], </text:span></text:p>
      <text:p text:style-name="P25"><text:span text:style-name="T16"><text:s text:c="6"/>dtype='&lt;U2')]</text:span></text:p>
      <text:p text:style-name="P20"><text:span text:style-name="T9"/></text:p>
      <text:p text:style-name="P26"><text:span text:style-name="T19">We only care about the most positive and negative so the most </text:span><text:span text:style-name="T9">important </text:span><text:span text:style-name="T21">consistent</text:span><text:span text:style-name="T20"> </text:span><text:span text:style-name="T19">ROIS </text:span><text:span text:style-name="T9">are:</text:span></text:p>
      <text:p text:style-name="P26"><text:span text:style-name="T9"/></text:p>
      <text:p text:style-name="P27"><text:span text:style-name="T9">for negative:</text:span></text:p>
      <text:p text:style-name="P15"><text:span text:style-name="T16">RDLPFC</text:span></text:p>
      <text:p text:style-name="P15"><text:span text:style-name="T16">LDLPFC</text:span></text:p>
      <text:p text:style-name="P21"><text:span text:style-name="T16"/></text:p>
      <text:p text:style-name="P27"><text:span text:style-name="T16">f</text:span><text:span text:style-name="T9">or positive:</text:span></text:p>
      <text:p text:style-name="P16"><text:span text:style-name="T16">L</text:span><text:span text:style-name="T9">T</text:span></text:p>
      <text:p text:style-name="P19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2:31:12.287491000</meta:creation-date>
    <meta:generator>LibreOffice/5.2.0.4$MacOSX_X86_64 LibreOffice_project/066b007f5ebcc236395c7d282ba488bca6720265</meta:generator>
    <dc:date>2017-03-22T22:06:17.402204000</dc:date>
    <meta:editing-duration>P1DT3H45M44S</meta:editing-duration>
    <meta:editing-cycles>32</meta:editing-cycles>
    <meta:document-statistic meta:table-count="2" meta:image-count="0" meta:object-count="0" meta:page-count="8" meta:paragraph-count="455" meta:word-count="789" meta:character-count="9671" meta:non-whitespace-character-count="8409"/>
  </office:meta>
</office:document-meta>
</file>